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20c79e" officeooo:paragraph-rsid="029d9681" fo:background-color="transparent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29d96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27d2b1b" officeooo:paragraph-rsid="027c23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28dd74b" officeooo:paragraph-rsid="029a379f" fo:background-color="transparent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23ae8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377444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11f63ea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2pt" fo:font-weight="bold" officeooo:rsid="0002a7c7" officeooo:paragraph-rsid="0011e9e9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377444" officeooo:paragraph-rsid="0302aa1c" fo:background-color="#00000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e9e9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1e9e9"/>
    </style:style>
    <style:style style:name="P15" style:family="paragraph" style:parent-style-name="Standard">
      <style:paragraph-properties fo:text-align="start" style:justify-single-word="false"/>
      <style:text-properties officeooo:paragraph-rsid="02f6b34c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302aa1c" fo:background-color="#0000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794cm" fo:text-align="start" style:justify-single-word="false" fo:text-indent="0cm" style:auto-text-indent="false" fo:background-color="transparent" fo:padding="0cm" fo:border="none"/>
      <style:text-properties fo:font-variant="normal" fo:text-transform="none" style:font-name="Arial1" fo:font-size="18pt" fo:language="en" fo:country="GB" fo:font-style="italic" fo:font-weight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27dee7d" officeooo:paragraph-rsid="0299bde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officeooo:paragraph-rsid="023ae881" style:font-size-asian="11pt" style:font-size-complex="11pt"/>
    </style:style>
    <style:style style:name="T1" style:family="text">
      <style:text-properties officeooo:rsid="0002a7c7"/>
    </style:style>
    <style:style style:name="T2" style:family="text">
      <style:text-properties fo:font-size="22pt" officeooo:rsid="0002a7c7" style:font-size-asian="22pt" style:font-size-complex="22pt"/>
    </style:style>
    <style:style style:name="T3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Arial" fo:font-size="14pt" fo:font-style="normal" fo:font-weight="bold" officeooo:rsid="0236a4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Arial" fo:font-size="14pt" fo:font-style="normal" fo:font-weight="bold" officeooo:rsid="023c86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Arial" fo:font-size="14pt" fo:font-style="normal" fo:font-weight="bold" officeooo:rsid="02f5300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Arial" fo:font-size="14pt" fo:font-style="normal" officeooo:rsid="027d2b1b" fo:background-color="transparent" loext:char-shading-value="0" style:font-size-asian="14pt" style:font-style-asian="normal" style:font-size-complex="14pt" style:font-style-complex="normal"/>
    </style:style>
    <style:style style:name="T10" style:family="text">
      <style:text-properties style:font-name="Arial" fo:font-size="14pt" fo:font-style="normal" officeooo:rsid="001136e0" fo:background-color="transparent" loext:char-shading-value="0" style:font-size-asian="14pt" style:font-style-asian="normal" style:font-size-complex="14pt" style:font-style-complex="normal"/>
    </style:style>
    <style:style style:name="T11" style:family="text">
      <style:text-properties style:font-name="Arial" fo:font-size="14pt" fo:font-style="normal" officeooo:rsid="00fdf906" fo:background-color="transparent" loext:char-shading-value="0" style:font-size-asian="14pt" style:font-style-asian="normal" style:font-size-complex="14pt" style:font-style-complex="normal"/>
    </style:style>
    <style:style style:name="T12" style:family="text">
      <style:text-properties style:font-name="Arial" fo:font-size="14pt" fo:font-style="normal" officeooo:rsid="00917b7b" fo:background-color="transparent" loext:char-shading-value="0" style:font-size-asian="14pt" style:font-style-asian="normal" style:font-size-complex="14pt" style:font-style-complex="normal"/>
    </style:style>
    <style:style style:name="T13" style:family="text">
      <style:text-properties style:font-name="Arial" fo:font-size="14pt" fo:font-style="normal" officeooo:rsid="0299bdea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style:font-name="Arial" fo:font-size="14pt" fo:font-style="normal" officeooo:rsid="029d9681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style:font-name="Arial" fo:font-size="14pt" fo:font-style="normal" officeooo:rsid="02f93dd3" fo:background-color="transparent" loext:char-shading-value="0" style:font-size-asian="14pt" style:font-style-asian="normal" style:font-size-complex="14pt" style:font-style-complex="normal"/>
    </style:style>
    <style:style style:name="T16" style:family="text">
      <style:text-properties style:font-name="Arial" fo:font-size="18pt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Arial" fo:font-style="normal" fo:font-weight="normal" officeooo:rsid="02b7a3aa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ize="14pt" officeooo:rsid="0095fc33" fo:background-color="transparent" loext:char-shading-value="0" style:font-size-asian="14pt" style:font-size-complex="14pt"/>
    </style:style>
    <style:style style:name="T19" style:family="text">
      <style:text-properties fo:font-size="14pt" officeooo:rsid="011f63ea" fo:background-color="transparent" loext:char-shading-value="0" style:font-size-asian="14pt" style:font-size-complex="14pt"/>
    </style:style>
    <style:style style:name="T20" style:family="text">
      <style:text-properties fo:font-size="14pt" officeooo:rsid="02f9d8a0" fo:background-color="transparent" loext:char-shading-value="0" style:font-size-asian="14pt" style:font-size-complex="14pt"/>
    </style:style>
    <style:style style:name="T21" style:family="text">
      <style:text-properties fo:font-size="14pt" fo:font-weight="bold" officeooo:rsid="029d9681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1f63ea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2f9d8a0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040a01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size="18pt" officeooo:rsid="00377444" style:font-size-asian="18pt" style:font-size-complex="18pt"/>
    </style:style>
    <style:style style:name="T26" style:family="text">
      <style:text-properties fo:font-size="18pt" officeooo:rsid="0002a7c7" style:font-size-asian="18pt" style:font-size-complex="18pt"/>
    </style:style>
    <style:style style:name="T27" style:family="text">
      <style:text-properties fo:font-weight="normal" officeooo:rsid="0095fc33" style:font-weight-asian="normal" style:font-weight-complex="normal"/>
    </style:style>
    <style:style style:name="T28" style:family="text">
      <style:text-properties fo:font-weight="normal" officeooo:rsid="02f9d8a0" style:font-weight-asian="normal" style:font-weight-complex="normal"/>
    </style:style>
    <style:style style:name="T29" style:family="text">
      <style:text-properties style:font-name="Arial1" fo:language="en" fo:country="GB" fo:font-weight="bold"/>
    </style:style>
    <style:style style:name="T30" style:family="text">
      <style:text-properties style:font-name="Arial1" fo:language="en" fo:country="GB" fo:font-weight="bold" officeooo:rsid="02f45a23"/>
    </style:style>
    <style:style style:name="T31" style:family="text">
      <style:text-properties fo:font-variant="normal" fo:text-transform="none" style:font-name="Arial1" fo:language="en" fo:country="GB"/>
    </style:style>
    <style:style style:name="T32" style:family="text">
      <style:text-properties fo:font-variant="normal" fo:text-transform="none" style:font-name="Arial1" fo:font-size="18pt" fo:language="en" fo:country="GB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variant="normal" fo:text-transform="none" fo:font-size="14pt" fo:language="en" fo:country="GB" fo:font-style="normal" officeooo:rsid="02f97492" style:font-size-asian="14pt" style:font-style-asian="normal" style:font-size-complex="14pt" style:font-style-complex="normal"/>
    </style:style>
    <style:style style:name="T34" style:family="text">
      <style:text-properties fo:font-variant="normal" fo:text-transform="none" fo:font-size="14pt" fo:language="en" fo:country="GB" fo:font-style="normal" fo:font-weight="normal" officeooo:rsid="00917b7b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font-size="14pt" fo:language="en" fo:country="GB" fo:font-style="normal" fo:font-weight="normal" officeooo:rsid="00377444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font-size="14pt" fo:language="en" fo:country="GB" fo:font-style="normal" fo:font-weight="normal" officeooo:rsid="0095fc33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font-size="14pt" fo:language="en" fo:country="GB" fo:font-style="normal" fo:font-weight="normal" officeooo:rsid="0127a2be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font-size="14pt" fo:language="en" fo:country="GB" fo:font-style="normal" fo:font-weight="normal" officeooo:rsid="029a379f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font-size="14pt" fo:language="en" fo:country="GB" fo:font-style="normal" fo:font-weight="normal" officeooo:rsid="00b07415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font-size="14pt" fo:language="en" fo:country="GB" fo:font-style="normal" fo:font-weight="normal" officeooo:rsid="02f9749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font-size="18pt" fo:language="en" fo:country="GB" fo:font-weight="normal" officeooo:rsid="00917b7b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fo:language="en" fo:country="GB" officeooo:rsid="029bd770"/>
    </style:style>
    <style:style style:name="T43" style:family="text">
      <style:text-properties fo:font-variant="normal" fo:text-transform="none" fo:language="en" fo:country="GB" officeooo:rsid="029bd770" fo:background-color="transparent" loext:char-shading-value="0"/>
    </style:style>
    <style:style style:name="T44" style:family="text">
      <style:text-properties fo:font-variant="normal" fo:text-transform="none" fo:language="en" fo:country="GB" officeooo:rsid="0302aa1c"/>
    </style:style>
    <style:style style:name="T45" style:family="text">
      <style:text-properties fo:font-variant="normal" fo:text-transform="none" style:font-name="Arial" fo:font-size="12pt" fo:language="en" fo:country="GB" fo:font-weight="bold" officeooo:rsid="0074639b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style:font-name="Arial" fo:font-size="14pt" fo:language="en" fo:country="GB" fo:font-style="normal" fo:font-weight="bold" officeooo:rsid="02f5300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officeooo:rsid="02f9d8a0"/>
    </style:style>
    <style:style style:name="T48" style:family="text">
      <style:text-properties officeooo:rsid="0306f3a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amelin et al., 2023 project <text:span text:style-name="T1">data: </text:span><text:span text:style-name="T48">feautreCounts</text:span><text:span text:style-name="T1"> Using R on</text:span><text:span text:style-name="T25"> ALICE HPC.</text:span><text:span text:style-name="T26"><text:line-break/></text:span><text:span text:style-name="T2">By: Bashar Al-Smadi</text:span></text:p>
      <text:p text:style-name="P11"/>
      <text:p text:style-name="P14"><text:span text:style-name="T5">1</text:span><text:span text:style-name="T3">. Go into your Scratch directory </text:span><text:span text:style-name="T4">by :</text:span></text:p>
      <text:p text:style-name="P6">cd $SCRATCHDIR</text:p>
      <text:p text:style-name="P2"/>
      <text:p text:style-name="P16"><text:span text:style-name="T30">2</text:span><text:span text:style-name="T29">. Create a new directory for the featureCounts_output:</text:span></text:p>
      <text:section text:style-name="Sect1" text:name="WACViewPanel_ClipboardElement">
        <text:p text:style-name="P18">mkdir -p STAR_alignment/featureCounts_output</text:p>
      </text:section>
      <text:p text:style-name="P2"/>
      <text:p text:style-name="P15"><text:span text:style-name="T8">3</text:span><text:span text:style-name="T6">.</text:span><text:span text:style-name="T7"> </text:span><text:span text:style-name="T8">Download Homo_sapiens.GRCh38.96.gtf file<text:line-break/></text:span><text:span text:style-name="T16">cd </text:span><text:span text:style-name="T32">STAR_alignment<text:line-break/></text:span><text:span text:style-name="T46">then</text:span></text:p>
      <text:p text:style-name="P20"><text:span text:style-name="T16">wget</text:span><text:span text:style-name="T17"> </text:span><text:a xlink:type="simple" xlink:href="http://ftp.ensembl.org/pub/release-96/gtf/homo_sapiens/Homo_sapiens.GRCh38.96.gtf.gz" text:style-name="Internet_20_link" text:visited-style-name="Visited_20_Internet_20_Link"><text:span text:style-name="T17">http://ftp.ensembl.org/pub/release-96/gtf/homo_sapiens/Homo_sapiens.GRCh38.96.gtf.gz</text:span></text:a><text:span text:style-name="T17"><text:line-break/><text:line-break/></text:span><text:span text:style-name="T8">then</text:span></text:p>
      <text:p text:style-name="P8">gunzip Homo_sapiens.GRCh38.96.gtf.gz</text:p>
      <text:p text:style-name="P8"/>
      <text:p text:style-name="P4"/>
      <text:p text:style-name="P19"><text:span text:style-name="T15">4</text:span><text:span text:style-name="T9">. </text:span><text:span text:style-name="T10">Create a </text:span><text:span text:style-name="T15">s</text:span><text:span text:style-name="T11">bash</text:span><text:span text:style-name="T10"> Script </text:span><text:span text:style-name="T12">to submit </text:span><text:span text:style-name="T14">R </text:span><text:span text:style-name="T15">script</text:span><text:span text:style-name="T11"> to </text:span><text:span text:style-name="T15">A</text:span><text:span text:style-name="T11">lice </text:span><text:span text:style-name="T15">HPC</text:span><text:span text:style-name="T13">:</text:span></text:p>
      <text:p text:style-name="P5"><text:span text:style-name="T31"><text:s/></text:span><text:span text:style-name="T34">open the </text:span><text:span text:style-name="T35">file explorer </text:span><text:span text:style-name="T34">(</text:span><text:span text:style-name="T41">xdg-open . &amp;</text:span><text:span text:style-name="T35">) just right click on the file explorer to your </text:span><text:span text:style-name="T34">STAR_alignment</text:span><text:span text:style-name="T35"> directory and create a new file in the name of ‘</text:span><text:span text:style-name="T33">counts.sbatch</text:span><text:span text:style-name="T35">’ open it and copy the following script</text:span><text:span text:style-name="T36"> </text:span><text:span text:style-name="T35">into your editor. </text:span><text:span text:style-name="T34">Edit the mail user and change it from my </text:span><text:span text:style-name="T37">USERNAME</text:span><text:span text:style-name="T34"> to yours.</text:span><text:span text:style-name="T35"> And then save it. </text:span></text:p>
      <text:p text:style-name="P5"><text:span text:style-name="T35"><text:line-break/></text:span><text:span text:style-name="T38">``` </text:span><text:span text:style-name="T40">sb</text:span><text:span text:style-name="T38">ash Script <text:s text:c="2"/></text:span><text:span text:style-name="T39">(don’t forget to change the email)</text:span></text:p>
      <text:p text:style-name="P17">#!/bin/bash</text:p>
      <text:p text:style-name="P17">#SBATCH --job-name=counts</text:p>
      <text:p text:style-name="P17">#SBATCH --cpus-per-task=50</text:p>
      <text:p text:style-name="P17">#SBATCH --mem=200G</text:p>
      <text:p text:style-name="P17">#SBATCH --time=23:00:00</text:p>
      <text:p text:style-name="P12"><text:span text:style-name="T42">#SBATCH --output=$(pwd)/</text:span><text:span text:style-name="T44">c</text:span><text:span text:style-name="T42">ounts_%j.out</text:span></text:p>
      <text:p text:style-name="P17">#SBATCH --error=$(pwd)/counts_%j.err</text:p>
      <text:p text:style-name="P17">#SBATCH --mail-type=BEGIN,END,FAIL</text:p>
      <text:p text:style-name="P12"><text:span text:style-name="T42">#SBATCH --mail-user=</text:span><text:span text:style-name="T44">USERNAME</text:span><text:span text:style-name="T42">@student.le.ac.uk</text:span></text:p>
      <text:p text:style-name="P17">#SBATCH --export=NONE</text:p>
      <text:p text:style-name="P17"/>
      <text:p text:style-name="P17"># Get the current working directory</text:p>
      <text:p text:style-name="P17">work_dir=$(pwd)</text:p>
      <text:p text:style-name="P17"/>
      <text:p text:style-name="P17">module load R/4.3.1</text:p>
      <text:p text:style-name="P17"/>
      <text:p text:style-name="P17">R --vanilla &lt;&lt;EOF</text:p>
      <text:p text:style-name="P17"/>
      <text:p text:style-name="P17"># Check and install required packages if not already installed</text:p>
      <text:p text:style-name="P17"><text:soft-page-break/>if (!requireNamespace("ensembldb", quietly = TRUE)) {</text:p>
      <text:p text:style-name="P17"><text:s text:c="2"/>if (!requireNamespace("BiocManager", quietly = TRUE)) {</text:p>
      <text:p text:style-name="P17"><text:s text:c="4"/>install.packages("BiocManager")</text:p>
      <text:p text:style-name="P17"><text:s text:c="2"/>}</text:p>
      <text:p text:style-name="P17"><text:s text:c="2"/>BiocManager::install("ensembldb")</text:p>
      <text:p text:style-name="P17">}</text:p>
      <text:p text:style-name="P17"/>
      <text:p text:style-name="P17">if (!requireNamespace("Rsubread", quietly = TRUE)) {</text:p>
      <text:p text:style-name="P17"><text:s text:c="2"/>if (!requireNamespace("BiocManager", quietly = TRUE)) {</text:p>
      <text:p text:style-name="P17"><text:s text:c="4"/>install.packages("BiocManager")</text:p>
      <text:p text:style-name="P17"><text:s text:c="2"/>}</text:p>
      <text:p text:style-name="P17"><text:s text:c="2"/>BiocManager::install("Rsubread")</text:p>
      <text:p text:style-name="P17">}</text:p>
      <text:p text:style-name="P17"/>
      <text:p text:style-name="P17"># Load required packages</text:p>
      <text:p text:style-name="P17">library(Rsubread)</text:p>
      <text:p text:style-name="P17">library(ensembldb)</text:p>
      <text:p text:style-name="P17"/>
      <text:p text:style-name="P17"># Set input and output paths relative to the current working directory</text:p>
      <text:p text:style-name="P17">bam_dir &lt;- file.path("$work_dir", "bam_files")</text:p>
      <text:p text:style-name="P17">output_dir &lt;- file.path("$work_dir", "featureCounts_output")</text:p>
      <text:p text:style-name="P17">ref_dir &lt;- "$work_dir"</text:p>
      <text:p text:style-name="P17"/>
      <text:p text:style-name="P17"># Get sorted BAM files</text:p>
      <text:p text:style-name="P17">bam_files &lt;- list.files(path=bam_dir, pattern="*_sorted.bam$", full.names=TRUE)</text:p>
      <text:p text:style-name="P17"/>
      <text:p text:style-name="P17"># Download and prepare the GTF file</text:p>
      <text:p text:style-name="P17">gtf_file &lt;- file.path(ref_dir, "Homo_sapiens.GRCh38.96.gtf")</text:p>
      <text:p text:style-name="P17"># Download the GTF file and place it in the ref_dir</text:p>
      <text:p text:style-name="P17"/>
      <text:p text:style-name="P17"># Run featureCounts</text:p>
      <text:p text:style-name="P17">bamcounts &lt;- featureCounts(</text:p>
      <text:p text:style-name="P17"><text:s text:c="2"/>files = bam_files,</text:p>
      <text:p text:style-name="P17"><text:s text:c="2"/>annot.ext = gtf_file,</text:p>
      <text:p text:style-name="P17"><text:s text:c="2"/>isGTFAnnotationFile = TRUE,</text:p>
      <text:p text:style-name="P17"><text:s text:c="2"/>GTF.featureType = "exon",</text:p>
      <text:p text:style-name="P17"><text:s text:c="2"/>GTF.attrType = "gene_id",</text:p>
      <text:p text:style-name="P17"><text:s text:c="2"/>useMetaFeatures = TRUE,</text:p>
      <text:p text:style-name="P17"><text:s text:c="2"/>allowMultiOverlap = TRUE,</text:p>
      <text:p text:style-name="P17"><text:s text:c="2"/>isPairedEnd = TRUE,</text:p>
      <text:p text:style-name="P17"><text:s text:c="2"/>requireBothEndsMapped = TRUE,</text:p>
      <text:p text:style-name="P17"><text:s text:c="2"/>countChimericFragments = FALSE,</text:p>
      <text:p text:style-name="P17"><text:s text:c="2"/>nthreads = 30</text:p>
      <text:p text:style-name="P17">)</text:p>
      <text:p text:style-name="P17"/>
      <text:p text:style-name="P17"># Write featureCounts output to files in the output directory</text:p>
      <text:p text:style-name="P17">for (n in names(bamcounts)){</text:p>
      <text:p text:style-name="P17"><text:s text:c="2"/>write.table(bamcounts[[n]], file=file.path(output_dir, paste0(n, ".csv")), sep=",", quote=F, col.names=NA)</text:p>
      <text:p text:style-name="P17">}</text:p>
      <text:p text:style-name="P12"><text:span text:style-name="T42">EOF<text:line-break/></text:span><text:span text:style-name="T43">```</text:span><text:span text:style-name="T21"><text:line-break/><text:line-break/><text:line-break/><text:line-break/><text:line-break/></text:span><text:soft-page-break/><text:span text:style-name="T24">5</text:span><text:span text:style-name="T21">. </text:span><text:span text:style-name="T23">Submitting</text:span><text:span text:style-name="T22"> the script: </text:span><text:span text:style-name="T18">go back to the terminal and to </text:span><text:span text:style-name="T20">submit</text:span><text:span text:style-name="T19"> the </text:span><text:span text:style-name="T20">s</text:span><text:span text:style-name="T19">bash script </text:span></text:p>
      <text:p text:style-name="P10"><text:line-break/><text:span text:style-name="T47">s</text:span>bash <text:span text:style-name="T47">counts.sbatch</text:span></text:p>
      <text:p text:style-name="P7"/>
      <text:p text:style-name="P1"><text:span text:style-name="T28">t</text:span><text:span text:style-name="T27">o see your submitted job and check if it is there run:</text:span></text:p>
      <text:p text:style-name="P9"><text:line-break/>squeue –me<text:line-break/></text:p>
      <text:p text:style-name="P3"><text:span text:style-name="Source_20_Text"><text:span text:style-name="T4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19T22:14:12.848076724</dc:date>
    <meta:editing-duration>PT19H29M36S</meta:editing-duration>
    <meta:editing-cycles>223</meta:editing-cycles>
    <meta:document-statistic meta:table-count="0" meta:image-count="0" meta:object-count="0" meta:page-count="3" meta:paragraph-count="72" meta:word-count="363" meta:character-count="2843" meta:non-whitespace-character-count="2504"/>
  </office:meta>
</office:document-meta>
</file>